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Courier 10 Pitch"/>
    </style:style>
    <style:style style:name="P2" style:family="paragraph" style:parent-style-name="Text_20_body" style:list-style-name="L1">
      <style:text-properties style:font-name="Courier 10 Pitch" officeooo:paragraph-rsid="001bfc6d"/>
    </style:style>
    <style:style style:name="T1" style:family="text">
      <style:text-properties officeooo:rsid="00284c73"/>
    </style:style>
    <style:style style:name="T2" style:family="text">
      <style:text-properties officeooo:rsid="001bfc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acadgild.com/blog/mapreduce-program-removing-redundant-image-files</text:p>
      <text:p text:style-name="P1"/>
      <text:p text:style-name="P1"/>
      <text:list xml:id="list9189495927556771078" text:style-name="L1">
        <text:list-item>
          <text:p text:style-name="P2"><text:span text:style-name="T2">&gt; </text:span>$HADOOP_HOME/bin/hadoop fs -mkdir /<text:span text:style-name="T2">md5_assignment</text:span></text:p>
        </text:list-item>
        <text:list-item>
          <text:p text:style-name="P2">&gt; $HADOOP_HOME/bin/hadoop fs -mkdir /<text:span text:style-name="T2">md5_assignment</text:span>/input </text:p>
        </text:list-item>
        <text:list-item>
          <text:p text:style-name="P2">&gt; $HADOOP_HOME/bin/hadoop fs -put ~Pig_example/NDX-100.csv /<text:span text:style-name="T2">md5_assignment</text:span>/input </text:p>
        </text:list-item>
        <text:list-item>
          <text:p text:style-name="P2">&gt; $HADOOP_HOME/bin/hadoop fs -ls /<text:span text:style-name="T2">md5_assignment</text:span>/inpu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4T10:02:09.192332761</dc:date>
    <meta:editing-duration>PT8M50S</meta:editing-duration>
    <meta:editing-cycles>1</meta:editing-cycles>
    <meta:document-statistic meta:table-count="0" meta:image-count="0" meta:object-count="0" meta:page-count="1" meta:paragraph-count="5" meta:word-count="26" meta:character-count="322" meta:non-whitespace-character-count="303"/>
    <meta:generator>LibreOffice/5.1.6.2$Linux_X86_64 LibreOffice_project/10m0$Build-2</meta:generator>
  </office:meta>
</office:document-meta>
</file>